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8d68" officeooo:paragraph-rsid="000b8d68"/>
    </style:style>
    <style:style style:name="P2" style:family="paragraph" style:parent-style-name="Standard">
      <style:text-properties officeooo:rsid="000cfad6" officeooo:paragraph-rsid="000cfa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ME 435 – Lab 1 Document</text:p>
      <text:p text:style-name="P1">Tyrel Kostyk – tck290 – 11216033 </text:p>
      <text:p text:style-name="P1"/>
      <text:p text:style-name="P1">vlib:</text:p>
      <text:p text:style-name="P1">Creates a design library with the name specified immediately after the command. Will return with error code if design library already exists.</text:p>
      <text:p text:style-name="P1"/>
      <text:p text:style-name="P1">vmap:</text:p>
      <text:p text:style-name="P1">Creates a mapping between a “logical library name” and a directory (modifies the modelsim.ini file)</text:p>
      <text:p text:style-name="P1"/>
      <text:p text:style-name="P1">vlog:</text:p>
      <text:p text:style-name="P2">compiles verilog source code and systemverilog extensions (into the work library by default)</text:p>
      <text:p text:style-name="P1"/>
      <text:p text:style-name="P1">vcom:</text:p>
      <text:p text:style-name="P2">compiles VHDL source code (into the work library by default)</text:p>
      <text:p text:style-name="P1"/>
      <text:p text:style-name="P1">vopt:</text:p>
      <text:p text:style-name="P2">globally optimizes designs (after vcom or vlog) in the working directory</text:p>
      <text:p text:style-name="P1"/>
      <text:p text:style-name="P1">vsim:</text:p>
      <text:p text:style-name="P2">invokes the vsim simulator, to either view the results of the previous sim or of the one specified in the command</text:p>
      <text:p text:style-name="P1"/>
      <text:p text:style-name="P1">run:</text:p>
      <text:p text:style-name="P2">advances the current simulation by the specified timesteps</text:p>
      <text:p text:style-name="P1"/>
      <text:p text:style-name="P1">step:</text:p>
      <text:p text:style-name="P2">An alias for the run command with the -step switch. Steps the simulator to the next HDL or C statement</text:p>
      <text:p text:style-name="P1"/>
      <text:p text:style-name="P1">bp:</text:p>
      <text:p text:style-name="P2">Either sets or returns a set of fine-line breakpoints</text:p>
      <text:p text:style-name="P1"/>
      <text:p text:style-name="P1">log:</text:p>
      <text:p text:style-name="P2">creates a wave (.WLF) file containing simulation data</text:p>
      <text:p text:style-name="P1"/>
      <text:p text:style-name="P1">show:</text:p>
      <text:p text:style-name="P2">lists HDL objects and subregions visible from the current environment</text:p>
      <text:p text:style-name="P1"/>
      <text:p text:style-name="P1">do:</text:p>
      <text:p text:style-name="P2">Executes the commands in a *.do macro file</text:p>
      <text:p text:style-name="P1"/>
      <text:p text:style-name="P1">restart -f:</text:p>
      <text:p text:style-name="P2">Specifies that the simulation will be restarted without requiring confirmation in a popup window</text:p>
      <text:p text:style-name="P1"/>
      <text:p text:style-name="P1">view:</text:p>
      <text:p text:style-name="P2">Opens the specified window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6:21:18.653098675</meta:creation-date>
    <dc:date>2019-09-17T16:52:34.829390127</dc:date>
    <meta:editing-duration>PT5S</meta:editing-duration>
    <meta:editing-cycles>1</meta:editing-cycles>
    <meta:document-statistic meta:table-count="0" meta:image-count="0" meta:object-count="0" meta:page-count="1" meta:paragraph-count="30" meta:word-count="197" meta:character-count="1203" meta:non-whitespace-character-count="1032"/>
    <meta:generator>LibreOffice/5.3.6.1$Linux_X86_64 LibreOffice_project/30$Build-1</meta:generator>
  </office:meta>
</office:document-meta>
</file>